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100f0d" draw:marker-start-width="0.32cm" draw:marker-end-width="0.32cm" draw:stroke-linejoin="miter" svg:stroke-linecap="butt" draw:fill="none" fo:padding-top="0.049cm" fo:padding-bottom="0.049cm" fo:padding-left="0.049cm" fo:padding-right="0.049cm"/>
    </style:style>
    <style:style style:name="gr2" style:family="graphic" style:parent-style-name="standard">
      <style:graphic-properties draw:stroke="none" draw:fill="solid" draw:fill-color="#100f0d"/>
    </style:style>
    <style:style style:name="gr3" style:family="graphic" style:parent-style-name="standard">
      <style:graphic-properties draw:stroke="solid" svg:stroke-width="0.1cm" svg:stroke-color="#100f0d" draw:marker-start-width="0.35cm" draw:marker-end-width="0.35cm" draw:stroke-linejoin="miter" svg:stroke-linecap="butt" draw:fill="none" fo:padding-top="0.049cm" fo:padding-bottom="0.049cm" fo:padding-left="0.049cm" fo:padding-right="0.049cm"/>
    </style:style>
    <style:style style:name="gr4" style:family="graphic" style:parent-style-name="standard">
      <style:graphic-properties draw:stroke="solid" svg:stroke-width="0.1cm" svg:stroke-color="#100f0d" draw:marker-start-width="0.35cm" draw:marker-end-width="0.35cm" draw:stroke-linejoin="miter" svg:stroke-linecap="butt" draw:fill="none" fo:padding-top="0.05cm" fo:padding-bottom="0.05cm" fo:padding-left="0.05cm" fo:padding-right="0.05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00f0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233cm" svg:height="5.233cm" svg:x="1.768cm" svg:y="1.823cm" svg:viewBox="0 0 5234 5234" draw:points="2617,5234 0,2617 2617,0 5234,2617">
          <text:p/>
        </draw:polygon>
        <draw:path draw:style-name="gr2" draw:text-style-name="P2" draw:layer="layout" svg:width="2.22cm" svg:height="3.162cm" svg:x="2.803cm" svg:y="2.858cm" svg:viewBox="0 0 2221 3163" svg:d="M1130 1581c0-673 461-1247 1091-1445-192-84-409-136-640-136-875 0-1581 711-1581 1581 0 876 706 1582 1581 1582 231 0 448-47 640-137-630-197-1091-767-1091-1445z">
          <text:p/>
        </draw:path>
        <draw:path draw:style-name="gr1" draw:text-style-name="P1" draw:layer="layout" svg:width="3.157cm" svg:height="3.162cm" svg:x="2.803cm" svg:y="2.858cm" svg:viewBox="0 0 3158 3163" svg:d="M3158 1581c0 876-706 1582-1581 1582-871 0-1577-706-1577-1582 0-870 706-1581 1577-1581 875 0 1581 711 1581 1581z">
          <text:p/>
        </draw:path>
        <draw:polygon draw:style-name="gr1" draw:text-style-name="P1" draw:layer="layout" svg:width="5.233cm" svg:height="5.233cm" svg:x="1.768cm" svg:y="8.944cm" svg:viewBox="0 0 5234 5234" draw:points="2617,5234 0,2617 2617,0 5234,2617">
          <text:p/>
        </draw:polygon>
        <draw:path draw:style-name="gr2" draw:text-style-name="P2" draw:layer="layout" svg:width="2.997cm" svg:height="3.002cm" svg:x="2.883cm" svg:y="10.06cm" svg:viewBox="0 0 2998 3003" svg:d="M1864 2127c0-33 28-56 56-56h970c19-52 37-104 52-160h-1337c-28 0-57-24-57-52 0-33 29-56 57-56h1365c19-99 28-198 28-302 0-287-80-550-216-781h-1177c-28 0-57-23-57-52 0-33 29-56 57-56h1101c-273-372-710-612-1205-612-348 0-668 122-927 320h1167c33 0 57 24 57 57 0 28-24 56-57 56h-1294c-169 165-301 377-376 607h2099c28 0 51 24 51 57 0 28-23 56-51 56h-2132c-10 47-19 99-24 151h1478c28 0 56 23 56 52 0 32-28 56-56 56h-1492c0 33 0 61 0 89 0 203 38 396 113 570h974c33 0 57 23 57 56 0 29-24 57-57 57h-927c42 80 94 160 151 235h1859c28 0 51 24 51 57 0 28-23 51-51 51h-1765c37 38 70 76 108 109h1092c33 0 56 23 56 52 0 32-23 56-56 56h-941c240 165 527 259 837 259 584 0 1088-334 1337-819h-918c-28 0-56-28-56-57z">
          <text:p/>
        </draw:path>
        <draw:polygon draw:style-name="gr1" draw:text-style-name="P1" draw:layer="layout" svg:width="3.703cm" svg:height="3.698cm" svg:x="2.53cm" svg:y="9.711cm" svg:viewBox="0 0 3704 3699" draw:points="0,0 3704,0 3704,3699 0,3699">
          <text:p/>
        </draw:polygon>
        <draw:path draw:style-name="gr2" draw:text-style-name="P2" draw:layer="layout" svg:width="4.23cm" svg:height="4.23cm" svg:x="2.266cm" svg:y="16.677cm" svg:viewBox="0 0 4231 4231" svg:d="M4231 2118l-1059-579 198-673-673 198-579-1064-579 1064-673-198 198 673-1064 579 1064 579-198 673 673-198 579 1059 579-1059 673 198-198-673zM2118 2862c-410 0-744-335-744-744 0-414 334-744 744-744 409 0 744 330 744 744 0 409-335 744-744 744z">
          <text:p/>
        </draw:path>
        <draw:path draw:style-name="gr1" draw:text-style-name="P1" draw:layer="layout" svg:width="7.318cm" svg:height="5.233cm" svg:x="0.723cm" svg:y="16.174cm" svg:viewBox="0 0 7319 5234" svg:d="M1045 3657l-1045-1040 1045-1045 1040 1045zM6278 3657l-1044-1040 1044-1045 1041 1045zM3662 5234l-2617-2617 2617-2617 2616 2617zM1807 767h3704v3700h-3704z">
          <text:p/>
        </draw:path>
        <draw:path draw:style-name="gr1" draw:text-style-name="P1" draw:layer="layout" svg:width="7.882cm" svg:height="5.233cm" svg:x="10.496cm" svg:y="2.082cm" svg:viewBox="0 0 7883 5234" svg:d="M3968 5234l-2617-2622 2617-2612 2616 2612zM1045 3662l-1045-1050 1045-1040 1040 1040zM6843 3662l-1045-1050 1045-1040 1040 1040z">
          <text:p/>
        </draw:path>
        <draw:path draw:style-name="gr2" draw:text-style-name="P2" draw:layer="layout" svg:width="3.59cm" svg:height="2.989cm" svg:x="12.817cm" svg:y="3.513cm" svg:viewBox="0 0 3591 2990" svg:d="M2391 2895c-419 132-922 127-1355-23-838-297-1252-1196-923-2010 132-320 381-574 711-720 325-146 786-193 1115-76 269 95 480 288 593 537 118 254 123 537 19 805-89 216-259 376-480 475-216 94-466 94-673-19-207-108-503-447-292-790 113-184 344-339 659-226-193-71-409 28-485 212-98 254 29 527 283 616 160 57 339 52 494-19 160-70 282-197 348-353 80-212 80-428-14-626-89-197-254-343-461-419-268-94-565-84-828 33-269 123-476 330-584 593-278 692 71 1459 786 1709 904 320 1930-137 2287-1012-66 640-635 1134-1200 1313z">
          <text:p/>
        </draw:path>
        <draw:path draw:style-name="gr2" draw:text-style-name="P2" draw:layer="layout" svg:width="3.596cm" svg:height="2.974cm" svg:x="12.515cm" svg:y="2.877cm" svg:viewBox="0 0 3597 2975" svg:d="M1144 123c414-151 917-165 1360-33 847 259 1299 1144 1002 1968-113 324-353 593-673 748-315 155-776 221-1110 122-273-84-499-268-626-513-127-249-142-532-47-795 75-226 240-396 461-499 212-108 461-113 673-14 212 103 522 428 325 781-104 188-330 353-645 254 193 57 405-47 470-235 90-250-47-522-305-603-165-51-339-37-495 43-160 75-282 207-339 367-70 207-56 428 38 621 104 193 278 334 490 400 273 80 569 57 828-70s456-344 551-612c249-706-132-1455-857-1676-922-282-1930 212-2245 1106 33-644 584-1162 1144-1360z">
          <text:p/>
        </draw:path>
        <draw:path draw:style-name="gr2" draw:text-style-name="P2" draw:layer="layout" svg:width="0.615cm" svg:height="0.655cm" svg:x="14.181cm" svg:y="4.365cm" svg:viewBox="0 0 616 656" svg:d="M599 233c56 179-33 358-189 409-160 52-338-47-395-221-52-179 33-358 198-409 160-47 334 51 386 221z">
          <text:p/>
        </draw:path>
        <draw:polygon draw:style-name="gr1" draw:text-style-name="P1" draw:layer="layout" svg:width="4.701cm" svg:height="4.701cm" svg:x="12.111cm" svg:y="2.346cm" svg:viewBox="0 0 4702 4702" draw:points="1374,0 3328,0 4702,1379 4702,3328 3328,4702 1374,4702 0,3328 0,1379">
          <text:p/>
        </draw:polygon>
        <draw:path draw:style-name="gr3" draw:text-style-name="P1" draw:layer="layout" svg:width="5.242cm" svg:height="5.247cm" svg:x="11.828cm" svg:y="9.255cm" svg:viewBox="0 0 5243 5248" svg:d="M348 1313l2278-1313 2269 1313v2627l-2269 1308-2278-1308zM3935 353l1308 2273-1308 2274h-2627l-1308-2274 1308-2273z">
          <text:p/>
        </draw:path>
        <draw:path draw:style-name="gr4" draw:text-style-name="P1" draw:layer="layout" svg:width="4.112cm" svg:height="4.108cm" svg:x="12.393cm" svg:y="9.834cm" svg:viewBox="0 0 4113 4109" svg:d="M3078 1040c0 556-452 1012-1012 1012s-1012-456-1012-1012c0-565 452-1016 1012-1016s1012 451 1012 1016zM3078 2052c0 556-452 1007-1012 1007s-1012-451-1012-1007c0-560 452-1012 1012-1012s1012 452 1012 1012zM3078 3059c0 560-452 1012-1012 1012s-1012-452-1012-1012c0-555 452-1007 1012-1007s1012 452 1012 1007zM2165 1530c0 555-452 1007-1012 1007-555 0-1007-452-1007-1007 0-560 452-1017 1007-1017 560 0 1012 457 1012 1017zM2165 2537c0 560-452 1012-1012 1012-555 0-1007-452-1007-1012 0-555 452-1007 1007-1007 560 0 1012 452 1012 1007zM3930 1544c0 560-452 1012-1007 1012-560 0-1017-452-1017-1012 0-556 457-1012 1017-1012 555 0 1007 456 1007 1012zM3930 2556c0 555-452 1012-1007 1012-560 0-1017-457-1017-1012 0-560 457-1012 1017-1012 555 0 1007 452 1007 1012zM4113 2057c0 1134-922 2052-2056 2052-1135 0-2057-918-2057-2052s922-2057 2057-2057c1134 0 2056 923 2056 2057z">
          <text:p/>
        </draw:path>
        <draw:path draw:style-name="gr3" draw:text-style-name="P1" draw:layer="layout" svg:width="8.739cm" svg:height="2.089cm" svg:x="10.068cm" svg:y="10.869cm" svg:viewBox="0 0 8740 2090" svg:d="M1045 2090l-1045-1045 1045-1045 1040 1045zM2024 1464l-264 263-687-682 687-687 236 240M7695 2090l1045-1045-1045-1045-1040 1045zM6721 1464l263 263 683-682-683-687-240 24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23cm" fo:margin-bottom="0.457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nning Jones</meta:initial-creator>
    <meta:creation-date>2023-10-23T19:34:22.413000000</meta:creation-date>
    <dc:date>2023-10-23T19:42:52.924000000</dc:date>
    <dc:creator>Channing Jones</dc:creator>
    <meta:editing-duration>PT22S</meta:editing-duration>
    <meta:editing-cycles>1</meta:editing-cycles>
    <meta:document-statistic meta:object-count="16"/>
    <meta:generator>LibreOffice/7.5.7.1$Windows_X86_64 LibreOffice_project/47eb0cf7efbacdee9b19ae25d6752381ede23126</meta:generator>
  </office:meta>
</office:document-meta>
</file>